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8.11mm"/>
    </style:style>
    <style:style style:name="co3" style:family="table-column">
      <style:table-column-properties fo:break-before="auto" style:column-width="102.66mm"/>
    </style:style>
    <style:style style:name="co4" style:family="table-column">
      <style:table-column-properties fo:break-before="auto" style:column-width="9.53mm"/>
    </style:style>
    <style:style style:name="co5" style:family="table-column">
      <style:table-column-properties fo:break-before="auto" style:column-width="110.56mm"/>
    </style:style>
    <style:style style:name="co6" style:family="table-column">
      <style:table-column-properties fo:break-before="auto" style:column-width="34.03mm"/>
    </style:style>
    <style:style style:name="co7" style:family="table-column">
      <style:table-column-properties fo:break-before="auto" style:column-width="105.66mm"/>
    </style:style>
    <style:style style:name="co8" style:family="table-column">
      <style:table-column-properties fo:break-before="auto" style:column-width="5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3399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66ff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opclues_scenari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sl no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parameters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CREATING A SHOP CLUES ACCOUNT AND MOVE ITEM TO WISH LIST</text:p>
          </table:table-cell>
          <table:table-cell table:style-name="ce2" table:number-columns-repeated="4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ck on sign in link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 the pop up , click on register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ter email id and mobile number</text:p>
          </table:table-cell>
          <table:table-cell office:value-type="string" calcext:value-type="string">
            <text:p><text:a xlink:href="mailto:abc123@gmail.com" xlink:type="simple">abc123@gmail.com</text:a>,  789456123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ick on register button, <text:s/>account will be created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 the searh field enter the product name</text:p>
          </table:table-cell>
          <table:table-cell office:value-type="string" calcext:value-type="string">
            <text:p>sun glasses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ick on search button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om the product display page , click on any product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om the product display page, click on the images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dd to wish list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g out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office:value-type="string" calcext:value-type="string">
            <text:p>SEARCHING AN ITEM AND CHECKING THE AVAILABILITY IN THE GIVEN PINCODE</text:p>
          </table:table-cell>
          <table:table-cell table:style-name="ce2"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ck on sign in link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er mobile number</text:p>
          </table:table-cell>
          <table:table-cell office:value-type="float" office:value="7894561230" calcext:value-type="float">
            <text:p>789456123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ter password</text:p>
          </table:table-cell>
          <table:table-cell office:value-type="float" office:value="1234567890" calcext:value-type="float">
            <text:p>123456789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ick on login button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ick on women drop down menu, from the drop down menu select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thnic wear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om the ethnic wear home page select the category of ethnic wear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om the product display page select the product based on type</text:p>
          </table:table-cell>
          <table:table-cell office:value-type="float" office:value="560045" calcext:value-type="float">
            <text:p>56004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lick on the product from the product display page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 the product details page click on view offers link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ter the pin code in the check availability text field and click on 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ck button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ick on add to cart button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ick on log out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office:value-type="string" calcext:value-type="string">
            <text:p>BUYING AN ITEM</text:p>
          </table:table-cell>
          <table:table-cell table:style-name="ce2"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ck on sign in link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er mobile number</text:p>
          </table:table-cell>
          <table:table-cell office:value-type="float" office:value="7894561230" calcext:value-type="float">
            <text:p>789456123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ter password</text:p>
          </table:table-cell>
          <table:table-cell office:value-type="float" office:value="1234567890" calcext:value-type="float">
            <text:p>123456789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ick on login button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oll down the page , and click on any item from houseful tuesday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ea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om the product display page select the paroduct you want to buy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 th select address page click on new addrees link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ter the pincode, city, state , name , phone number, house number</text:p>
          </table:table-cell>
          <table:table-cell office:value-type="string" calcext:value-type="string">
            <text:p>695541,banglore, karnataka, reshmas , 7485961234,#51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ocality, select addres type <text:s/>and click on save and continue button</text:p>
          </table:table-cell>
          <table:table-cell office:value-type="string" calcext:value-type="string">
            <text:p>horamavu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 the cart summary page click on proceed to payment button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 the payment page select the payment mode, and click on place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rder button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ick on logout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office:value-type="string" calcext:value-type="string">
            <text:p>BUYING AN ITEM WHICH IS ALREADY ADDED TO THE WISH LIST</text:p>
          </table:table-cell>
          <table:table-cell table:style-name="ce2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ck on sign in link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er mobile number</text:p>
          </table:table-cell>
          <table:table-cell office:value-type="float" office:value="7894561230" calcext:value-type="float">
            <text:p>789456123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ter password</text:p>
          </table:table-cell>
          <table:table-cell office:value-type="float" office:value="1234567890" calcext:value-type="float">
            <text:p>123456789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ick on login button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ick on wishlist icon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om my wish list page select the item and click on buy now button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om my cart page click on place order button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 th select address page click on new addrees link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ter the pincode, city, state , name , phone number, house number</text:p>
          </table:table-cell>
          <table:table-cell office:value-type="string" calcext:value-type="string">
            <text:p>695541,banglore, karnataka, reshmas , 7485961234,#51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ocality, select addres type <text:s/>and click on save and continue button</text:p>
          </table:table-cell>
          <table:table-cell office:value-type="string" calcext:value-type="string">
            <text:p>horamavu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 the cart summary page click on proceed to payment button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 the payment page select the payment mode, and click on place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rder button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ick on logout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office:value-type="string" calcext:value-type="string">
            <text:p>EDITING THE PROFILE</text:p>
          </table:table-cell>
          <table:table-cell table:style-name="ce2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ck on sign in link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er mobile number</text:p>
          </table:table-cell>
          <table:table-cell office:value-type="float" office:value="7894561230" calcext:value-type="float">
            <text:p>789456123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ter password</text:p>
          </table:table-cell>
          <table:table-cell office:value-type="float" office:value="1234567890" calcext:value-type="float">
            <text:p>123456789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ick on login button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 th e home page select my profile drop down menu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om the drop down list <text:s/>click on my profile option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ter the required details in my profile page click on update profile button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lick on my address book link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lick on new address link in my address book page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ter the required details and click on save address button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g out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office:value-type="string" calcext:value-type="string">
            <text:p>RATING A PRODUCT</text:p>
          </table:table-cell>
          <table:table-cell table:style-name="ce2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ck on sign in link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er mobile number</text:p>
          </table:table-cell>
          <table:table-cell office:value-type="float" office:value="7894561230" calcext:value-type="float">
            <text:p>789456123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ter password</text:p>
          </table:table-cell>
          <table:table-cell office:value-type="float" office:value="1234567890" calcext:value-type="float">
            <text:p>123456789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ick on login button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oll down home page an click on home deal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 the product display page select the filters such as price, theme,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lor, material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ick on one of the product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 the product details page click on be the first to write review link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 the share ur feed back page enter a rating, reiview heading and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view comments and click on submit button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string" calcext:value-type="string">
            <text:p>click on log out</text:p>
          </table:table-cell>
          <table:table-cell table:style-name="ce3"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ECKING THE NOTIFICATON- MOVE TO CART- PLACING THE ORDER</text:p>
          </table:table-cell>
          <table:table-cell table:style-name="ce2" table:number-columns-repeated="4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ick on sign in link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ter mobile number</text:p>
          </table:table-cell>
          <table:table-cell office:value-type="float" office:value="7894561230" calcext:value-type="float">
            <text:p>789456123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ter password</text:p>
          </table:table-cell>
          <table:table-cell office:value-type="float" office:value="1234567890" calcext:value-type="float">
            <text:p>123456789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ick on the notification icon on the top right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ickl on notification messge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om the product details page click on add to cart button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ve hover on the cart icon which is present on the top right of the page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lick on view cart button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om my cart page click on place order button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 th select address page click on new addrees lin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ter the pincode, city, state , name , phone number, house number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cality, select addres type <text:s/>and click on save and continue button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 the cart summary page click on proceed to payment b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 the payment page select the payment mode, and click on place 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der button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string" calcext:value-type="string">
            <text:p>click on logout</text:p>
          </table:table-cell>
          <table:table-cell table:style-name="ce3" table:number-columns-repeated="2"/>
          <table:table-cell table:number-columns-repeated="7"/>
        </table:table-row>
        <table:table-row table:style-name="ro1">
          <table:table-cell table:style-name="ce2"/>
          <table:table-cell table:style-name="ce2" office:value-type="string" calcext:value-type="string">
            <text:p>REMOVING AN ITEM FROM THE WISH LIST</text:p>
          </table:table-cell>
          <table:table-cell table:style-name="ce2" table:number-columns-repeated="4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ick on sign in link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ter mobile number</text:p>
          </table:table-cell>
          <table:table-cell office:value-type="float" office:value="7894561230" calcext:value-type="float">
            <text:p>789456123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ter password</text:p>
          </table:table-cell>
          <table:table-cell office:value-type="float" office:value="1234567890" calcext:value-type="float">
            <text:p>123456789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ick on login button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ick on the <text:s/>wish list icon on the home page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 my wishlist page click on remove bu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ck on logout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2"/>
          <table:table-cell table:style-name="ce2" office:value-type="string" calcext:value-type="string">
            <text:p>INCREASE THE QUANTITY OF ITEMS IN THE CART AND PLACING THE ORDER</text:p>
          </table:table-cell>
          <table:table-cell table:style-name="ce2" table:number-columns-repeated="4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ck on sign in link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er mobile number</text:p>
          </table:table-cell>
          <table:table-cell office:value-type="float" office:value="7894561230" calcext:value-type="float">
            <text:p>789456123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ter password</text:p>
          </table:table-cell>
          <table:table-cell office:value-type="float" office:value="1234567890" calcext:value-type="float">
            <text:p>123456789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ick on login button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ick on the cart icon on the home page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crease the quantity of items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ick on place order button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 th select address page click on new addrees link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ter the pincode, city, state , name , phone number, house numb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ocality, select addres type <text:s/>and click on save and continue button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 the cart summary page click on proceed to payment button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 the payment page select the payment mode, and click on place 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rder button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ick on logout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office:value-type="string" calcext:value-type="string">
            <text:p>CHAANGING THE DELIVERY ADDRESS AND SENDING THE PRODUCT</text:p>
          </table:table-cell>
          <table:table-cell table:style-name="ce2" table:number-columns-repeated="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a xlink:href="http://www.shopclues.com/" xlink:type="simple">www.shopclues.com</text:a>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the browser enter the URL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ck on sign in link</text:p>
          </table:table-cell>
          <table:table-cell office:value-type="float" office:value="7894561230" calcext:value-type="float">
            <text:p>789456123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er mobile number</text:p>
          </table:table-cell>
          <table:table-cell office:value-type="float" office:value="1234567890" calcext:value-type="float">
            <text:p>123456789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ter password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ick on login button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ick on the cart icon on the home page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 the delivery pin code area click on change link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nter the new pin code and click on submit button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ick on place order button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 th select address page click on new addrees link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nter the pincode, city, state , name , phone number, house numb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ocality, select addres type <text:s/>and click on save and continue button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 the cart summary page click on proceed to payment button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 the payment page select the payment mode, and click on place 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rder button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ick on logout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office:value-type="string" calcext:value-type="string">
            <text:p>SENDING THE FEED BACK</text:p>
          </table:table-cell>
          <table:table-cell table:style-name="ce2" table:number-columns-repeated="4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lick on sign in lin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ter mobile number</text:p>
          </table:table-cell>
          <table:table-cell office:value-type="float" office:value="7894561230" calcext:value-type="float">
            <text:p>789456123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nter password</text:p>
          </table:table-cell>
          <table:table-cell office:value-type="float" office:value="1234567890" calcext:value-type="float">
            <text:p>123456789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lick on login b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 the what areb you looking for search field enter a product name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nd click on search b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 the product details page click on any product you would like <text:s/>to bu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 the product details page scroll down and see all the revie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r, was this review helpful text , answer y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croll up the details page and click on add <text:s/>to <text:s/>cart b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og out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office:value-type="string" calcext:value-type="string">
            <text:p>SENDING BULK QUERY</text:p>
          </table:table-cell>
          <table:table-cell table:style-name="ce2" table:number-columns-repeated="4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ck on sign in link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er mobile number</text:p>
          </table:table-cell>
          <table:table-cell office:value-type="float" office:value="7894561230" calcext:value-type="float">
            <text:p>789456123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ter password</text:p>
          </table:table-cell>
          <table:table-cell office:value-type="float" office:value="1234567890" calcext:value-type="float">
            <text:p>123456789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ick on login b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croll down home page to the contact us area , click on the bulk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rders lin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 the bulk query page click on the submit enquiry lin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 the bulk query page provide name, mobile , email i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oduct interested in buying, product code , quantity required,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elivery pincode and purpose of buying . Then click on submit b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ck on logout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2"/>
          <table:table-cell table:style-name="ce2" office:value-type="string" calcext:value-type="string">
            <text:p>SENDNG REQUEST FOR EDITN ACCESS</text:p>
          </table:table-cell>
          <table:table-cell table:style-name="ce2" table:number-columns-repeated="3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ck on sign in link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er mobile number</text:p>
          </table:table-cell>
          <table:table-cell office:value-type="float" office:value="7894561230" calcext:value-type="float">
            <text:p>789456123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ter password</text:p>
          </table:table-cell>
          <table:table-cell office:value-type="float" office:value="1234567890" calcext:value-type="float">
            <text:p>123456789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ick on login b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croll down home page to the contact us area , click on the bulk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rders lin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 the bulkquery page click on the request edit access lin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ck on logout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office:value-type="string" calcext:value-type="string">
            <text:p>REMOVING UNWANTED PRODUCT FROM THE CART AND PLACING THE ORDER</text:p>
          </table:table-cell>
          <table:table-cell table:style-name="ce2" table:number-columns-repeated="3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ck on sign in link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er mobile number</text:p>
          </table:table-cell>
          <table:table-cell office:value-type="float" office:value="7894561230" calcext:value-type="float">
            <text:p>789456123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ter password</text:p>
          </table:table-cell>
          <table:table-cell office:value-type="float" office:value="1234567890" calcext:value-type="float">
            <text:p>123456789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ick on login b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ck on the cart icon in the top right corn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 my cart page click on remove link under product which youndo not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ant to bu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 the poup click on remove lin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ck on proceed to payment b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 the payment page select the payment mode, and click on place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rder b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ck on logout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office:value-type="string" calcext:value-type="string">
            <text:p>MOVING THE PRODUCT FROM THE WISHLIST AND PLACING THE ORDER</text:p>
          </table:table-cell>
          <table:table-cell table:style-name="ce2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lick on sign in lin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ter mobile number</text:p>
          </table:table-cell>
          <table:table-cell office:value-type="float" office:value="7894561230" calcext:value-type="float">
            <text:p>789456123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nter password</text:p>
          </table:table-cell>
          <table:table-cell office:value-type="float" office:value="1234567890" calcext:value-type="float">
            <text:p>123456789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lick on login b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ck on the cart icon in the top right corn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 my cart page click on remove link under product which you <text:s/>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ant to buy lat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 the popup click on move to wish list link,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ck on proceed to payment b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 the payment page select the payment mode, and click on place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rder b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rder b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ick on logout</text:p>
          </table:table-cell>
          <table:table-cell table:number-columns-repeated="9"/>
        </table:table-row>
      </table:table>
      <table:table table:name="shopclues_testcas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SL NO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ck on sign in link</text:p>
          </table:table-cell>
          <table:table-cell/>
          <table:table-cell office:value-type="string" calcext:value-type="string">
            <text:p>log in form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 the pop up , click on register </text:p>
          </table:table-cell>
          <table:table-cell/>
          <table:table-cell office:value-type="string" calcext:value-type="string">
            <text:p>register form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ter email id and mobile number</text:p>
          </table:table-cell>
          <table:table-cell office:value-type="string" calcext:value-type="string">
            <text:p><text:a xlink:href="mailto:abc123@gmail.com" xlink:type="simple">abc123@gmail.com</text:a>,  7894561230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ick on register button, </text:p>
          </table:table-cell>
          <table:table-cell/>
          <table:table-cell office:value-type="string" calcext:value-type="string">
            <text:p><text:s/>account will be created, and home page should be displayed</text:p>
          </table:table-cell>
          <table:table-cell office:value-type="string" calcext:value-type="string">
            <text:p>account was not getting created</text:p>
          </table:table-cell>
          <table:table-cell table:style-name="ce5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 the searh field enter the product name</text:p>
          </table:table-cell>
          <table:table-cell office:value-type="string" calcext:value-type="string">
            <text:p>sun glasses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ick on search button</text:p>
          </table:table-cell>
          <table:table-cell/>
          <table:table-cell office:value-type="string" calcext:value-type="string">
            <text:p>product display page should display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om the product display page , click on any product</text:p>
          </table:table-cell>
          <table:table-cell/>
          <table:table-cell office:value-type="string" calcext:value-type="string">
            <text:p>product detail page should be displayed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om the product display page, click on the images</text:p>
          </table:table-cell>
          <table:table-cell/>
          <table:table-cell office:value-type="string" calcext:value-type="string">
            <text:p>enlarged image should be displayed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dd to wish list</text:p>
          </table:table-cell>
          <table:table-cell/>
          <table:table-cell office:value-type="string" calcext:value-type="string">
            <text:p>product added to wish list message should be dispalyed and the number of items in the wishlist should be increased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g out</text:p>
          </table:table-cell>
          <table:table-cell/>
          <table:table-cell office:value-type="string" calcext:value-type="string">
            <text:p>welcome page should be displayed</text:p>
          </table:table-cell>
          <table:table-cell table:number-columns-repeated="1020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ck on sign in link</text:p>
          </table:table-cell>
          <table:table-cell/>
          <table:table-cell office:value-type="string" calcext:value-type="string">
            <text:p>log in form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er mobile number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ter password</text:p>
          </table:table-cell>
          <table:table-cell office:value-type="string" calcext:value-type="string">
            <text:p><text:a xlink:href="mailto:abc123@gmail.com" xlink:type="simple">abc123@gmail.com</text:a>,  7894561230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ick on login button</text:p>
          </table:table-cell>
          <table:table-cell/>
          <table:table-cell office:value-type="string" calcext:value-type="string">
            <text:p>h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ick on women drop down menu, from the drop down menu select </text:p>
          </table:table-cell>
          <table:table-cell office:value-type="string" calcext:value-type="string">
            <text:p>sun glasses</text:p>
          </table:table-cell>
          <table:table-cell/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thnic wear</text:p>
          </table:table-cell>
          <table:table-cell/>
          <table:table-cell office:value-type="string" calcext:value-type="string">
            <text:p>ethnic h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om the ethnic wear home page select the category of ethnic wear</text:p>
          </table:table-cell>
          <table:table-cell/>
          <table:table-cell office:value-type="string" calcext:value-type="string">
            <text:p>product display page should display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om the product display page select the product based on type</text:p>
          </table:table-cell>
          <table:table-cell/>
          <table:table-cell office:value-type="string" calcext:value-type="string">
            <text:p>product detail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lick on the product from the product display page</text:p>
          </table:table-cell>
          <table:table-cell/>
          <table:table-cell office:value-type="string" calcext:value-type="string">
            <text:p>product detail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 the product details page click on view offers link</text:p>
          </table:table-cell>
          <table:table-cell/>
          <table:table-cell office:value-type="string" calcext:value-type="string">
            <text:p>offers for that items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ter the pin code in the check availability text field and click on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button</text:p>
          </table:table-cell>
          <table:table-cell/>
          <table:table-cell office:value-type="string" calcext:value-type="string">
            <text:p>item is available mess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ick on add to cart button</text:p>
          </table:table-cell>
          <table:table-cell/>
          <table:table-cell office:value-type="string" calcext:value-type="string">
            <text:p>product should be added to the cart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ick on log ou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ck on sign in link</text:p>
          </table:table-cell>
          <table:table-cell/>
          <table:table-cell office:value-type="string" calcext:value-type="string">
            <text:p>log in form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er mobile number</text:p>
          </table:table-cell>
          <table:table-cell office:value-type="float" office:value="7894561230" calcext:value-type="float">
            <text:p>7894561230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ter password</text:p>
          </table:table-cell>
          <table:table-cell office:value-type="float" office:value="1234567890" calcext:value-type="float">
            <text:p>1234567890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ick on login button</text:p>
          </table:table-cell>
          <table:table-cell/>
          <table:table-cell office:value-type="string" calcext:value-type="string">
            <text:p>h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oll down the page , and click on any item from houseful tuesday</text:p>
          </table:table-cell>
          <table:table-cell/>
          <table:table-cell office:value-type="string" calcext:value-type="string">
            <text:p>product display page should display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ea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om the product display page select the product you want to buy</text:p>
          </table:table-cell>
          <table:table-cell/>
          <table:table-cell office:value-type="string" calcext:value-type="string">
            <text:p>product detail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 th select address page click on new addrees link</text:p>
          </table:table-cell>
          <table:table-cell/>
          <table:table-cell office:value-type="string" calcext:value-type="string">
            <text:p>add new adrres form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ter the pincode, city, state , name , phone number, house number</text:p>
          </table:table-cell>
          <table:table-cell office:value-type="string" calcext:value-type="string">
            <text:p>695541,banglore, karnataka, reshmas , 7485961234,#51,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lity, select addres type <text:s/>and click on save and continue button</text:p>
          </table:table-cell>
          <table:table-cell office:value-type="string" calcext:value-type="string">
            <text:p>horamavu</text:p>
          </table:table-cell>
          <table:table-cell office:value-type="string" calcext:value-type="string">
            <text:p>review cart page is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 the cart summary page click on proceed to payment button</text:p>
          </table:table-cell>
          <table:table-cell/>
          <table:table-cell office:value-type="string" calcext:value-type="string">
            <text:p>payment mode is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 the payment page select the payment mode, and click on place 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rder button</text:p>
          </table:table-cell>
          <table:table-cell/>
          <table:table-cell office:value-type="string" calcext:value-type="string">
            <text:p>order successful mess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ick on logout</text:p>
          </table:table-cell>
          <table:table-cell/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ck on sign in link</text:p>
          </table:table-cell>
          <table:table-cell/>
          <table:table-cell office:value-type="string" calcext:value-type="string">
            <text:p>log in form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er mobile number</text:p>
          </table:table-cell>
          <table:table-cell office:value-type="float" office:value="7894561230" calcext:value-type="float">
            <text:p>7894561230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ter password</text:p>
          </table:table-cell>
          <table:table-cell office:value-type="float" office:value="1234567890" calcext:value-type="float">
            <text:p>1234567890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ick on login button</text:p>
          </table:table-cell>
          <table:table-cell/>
          <table:table-cell office:value-type="string" calcext:value-type="string">
            <text:p>h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ick on wishlist icon</text:p>
          </table:table-cell>
          <table:table-cell/>
          <table:table-cell office:value-type="string" calcext:value-type="string">
            <text:p>my wishlist page should didplay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om my wish list page select the item and click on buy now button</text:p>
          </table:table-cell>
          <table:table-cell/>
          <table:table-cell office:value-type="string" calcext:value-type="string">
            <text:p>select address page should be displayed</text:p>
          </table:table-cell>
          <table:table-cell office:value-type="string" calcext:value-type="string">
            <text:p>product details page is displayed</text:p>
          </table:table-cell>
          <table:table-cell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 th select address page click on new addrees link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ter the pincode, city, state , name , phone number, house number</text:p>
          </table:table-cell>
          <table:table-cell office:value-type="string" calcext:value-type="string">
            <text:p>695541,banglore, karnataka, reshmas , 7485961234,#51,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lity, select addres type <text:s/>and click on save and continue button</text:p>
          </table:table-cell>
          <table:table-cell office:value-type="string" calcext:value-type="string">
            <text:p>horamavu</text:p>
          </table:table-cell>
          <table:table-cell office:value-type="string" calcext:value-type="string">
            <text:p>review cart page is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 the cart summary page click on proceed to payment button</text:p>
          </table:table-cell>
          <table:table-cell/>
          <table:table-cell office:value-type="string" calcext:value-type="string">
            <text:p>payment mode is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 the payment page select the payment mode, and click on plac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der button</text:p>
          </table:table-cell>
          <table:table-cell/>
          <table:table-cell office:value-type="string" calcext:value-type="string">
            <text:p>order successful mess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ick on logout</text:p>
          </table:table-cell>
          <table:table-cell/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sign in link</text:p>
          </table:table-cell>
          <table:table-cell/>
          <table:table-cell office:value-type="string" calcext:value-type="string">
            <text:p>log in form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ter mobile number</text:p>
          </table:table-cell>
          <table:table-cell office:value-type="float" office:value="7894561230" calcext:value-type="float">
            <text:p>78945612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nter password</text:p>
          </table:table-cell>
          <table:table-cell office:value-type="float" office:value="1234567890" calcext:value-type="float">
            <text:p>123456789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ick on login button</text:p>
          </table:table-cell>
          <table:table-cell/>
          <table:table-cell office:value-type="string" calcext:value-type="string">
            <text:p>h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 th e home page select my profile drop down menu</text:p>
          </table:table-cell>
          <table:table-cell/>
          <table:table-cell office:value-type="string" calcext:value-type="string">
            <text:p>my profile drop down menu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om the drop down list <text:s/>click on my profile option</text:p>
          </table:table-cell>
          <table:table-cell/>
          <table:table-cell office:value-type="string" calcext:value-type="string">
            <text:p>my profile page is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ter the required details in my profile page click on update profile button</text:p>
          </table:table-cell>
          <table:table-cell/>
          <table:table-cell office:value-type="string" calcext:value-type="string">
            <text:p>modified deatails should be updat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my address book link</text:p>
          </table:table-cell>
          <table:table-cell/>
          <table:table-cell office:value-type="string" calcext:value-type="string">
            <text:p>my addres book page shou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new address link in my address book page</text:p>
          </table:table-cell>
          <table:table-cell/>
          <table:table-cell office:value-type="string" calcext:value-type="string">
            <text:p>add new address area will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ter the required details and click on save address button</text:p>
          </table:table-cell>
          <table:table-cell/>
          <table:table-cell office:value-type="string" calcext:value-type="string">
            <text:p>new addess should be added in the address book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 out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2" table:number-columns-repeated="1024"/>
        </table:table-row>
        <table:table-row table:style-name="ro1">
          <table:table-cell/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sign in link</text:p>
          </table:table-cell>
          <table:table-cell/>
          <table:table-cell office:value-type="string" calcext:value-type="string">
            <text:p>log in form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ter mobile number</text:p>
          </table:table-cell>
          <table:table-cell office:value-type="float" office:value="7894561230" calcext:value-type="float">
            <text:p>78945612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nter password</text:p>
          </table:table-cell>
          <table:table-cell office:value-type="float" office:value="1234567890" calcext:value-type="float">
            <text:p>123456789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ick on login button</text:p>
          </table:table-cell>
          <table:table-cell/>
          <table:table-cell office:value-type="string" calcext:value-type="string">
            <text:p>h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roll down home page an click on home deals</text:p>
          </table:table-cell>
          <table:table-cell/>
          <table:table-cell office:value-type="string" calcext:value-type="string">
            <text:p>product display page should displa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 the product display page select the filters such as price, theme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or, materi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ick on one of the product</text:p>
          </table:table-cell>
          <table:table-cell/>
          <table:table-cell office:value-type="string" calcext:value-type="string">
            <text:p>product detail page should be display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 the product details page click on be the first to write review link.</text:p>
          </table:table-cell>
          <table:table-cell/>
          <table:table-cell office:value-type="string" calcext:value-type="string">
            <text:p>review product page wil be display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 the share ur feed back page enter a rating, reiview heading and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view comments and click on submit butt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ick on log out</text:p>
          </table:table-cell>
          <table:table-cell table:style-name="ce3"/>
          <table:table-cell office:value-type="string" calcext:value-type="string">
            <text:p>review comments should be add in the product details page</text:p>
          </table:table-cell>
          <table:table-cell office:value-type="string" calcext:value-type="string">
            <text:p>character error page</text:p>
          </table:table-cell>
          <table:table-cell table:style-name="ce5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sign in link</text:p>
          </table:table-cell>
          <table:table-cell/>
          <table:table-cell office:value-type="string" calcext:value-type="string">
            <text:p>log in form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ter mobile number</text:p>
          </table:table-cell>
          <table:table-cell office:value-type="float" office:value="7894561230" calcext:value-type="float">
            <text:p>78945612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nter password</text:p>
          </table:table-cell>
          <table:table-cell office:value-type="float" office:value="1234567890" calcext:value-type="float">
            <text:p>123456789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ick on login button</text:p>
          </table:table-cell>
          <table:table-cell/>
          <table:table-cell office:value-type="string" calcext:value-type="string">
            <text:p>h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the notification icon on the top right </text:p>
          </table:table-cell>
          <table:table-cell/>
          <table:table-cell office:value-type="string" calcext:value-type="string">
            <text:p>notification should be display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ckl on notification messge</text:p>
          </table:table-cell>
          <table:table-cell/>
          <table:table-cell office:value-type="string" calcext:value-type="string">
            <text:p>product detail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om the product details page click on add to cart button</text:p>
          </table:table-cell>
          <table:table-cell/>
          <table:table-cell office:value-type="string" calcext:value-type="string">
            <text:p>product added to cart mess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ve hover on the cart icon which is present on the top right of the page </text:p>
          </table:table-cell>
          <table:table-cell/>
          <table:table-cell office:value-type="string" calcext:value-type="string">
            <text:p>your shoping cart will be displayed with added product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view cart button</text:p>
          </table:table-cell>
          <table:table-cell/>
          <table:table-cell office:value-type="string" calcext:value-type="string">
            <text:p>my cart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om my cart page click on place order button</text:p>
          </table:table-cell>
          <table:table-cell/>
          <table:table-cell office:value-type="string" calcext:value-type="string">
            <text:p>review cart page will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 the review <text:s/>cart summary page click on proceed to payment button</text:p>
          </table:table-cell>
          <table:table-cell/>
          <table:table-cell office:value-type="string" calcext:value-type="string">
            <text:p>payment mode is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 the payment page select the payment mode, and click on plac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der button</text:p>
          </table:table-cell>
          <table:table-cell/>
          <table:table-cell office:value-type="string" calcext:value-type="string">
            <text:p>successful order mess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logout</text:p>
          </table:table-cell>
          <table:table-cell/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sign in link</text:p>
          </table:table-cell>
          <table:table-cell/>
          <table:table-cell office:value-type="string" calcext:value-type="string">
            <text:p>log in form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ter mobile number</text:p>
          </table:table-cell>
          <table:table-cell office:value-type="float" office:value="7894561230" calcext:value-type="float">
            <text:p>78945612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nter password</text:p>
          </table:table-cell>
          <table:table-cell office:value-type="float" office:value="1234567890" calcext:value-type="float">
            <text:p>123456789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ick on login button</text:p>
          </table:table-cell>
          <table:table-cell/>
          <table:table-cell office:value-type="string" calcext:value-type="string">
            <text:p>h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the <text:s/>wish list icon on the home page</text:p>
          </table:table-cell>
          <table:table-cell/>
          <table:table-cell office:value-type="string" calcext:value-type="string">
            <text:p>my wishlist page should display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 my wishlist page click on remove buton</text:p>
          </table:table-cell>
          <table:table-cell/>
          <table:table-cell office:value-type="string" calcext:value-type="string">
            <text:p>successfully removed mess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logout</text:p>
          </table:table-cell>
          <table:table-cell/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sign in link</text:p>
          </table:table-cell>
          <table:table-cell/>
          <table:table-cell office:value-type="string" calcext:value-type="string">
            <text:p>log in form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ter mobile number</text:p>
          </table:table-cell>
          <table:table-cell office:value-type="float" office:value="7894561230" calcext:value-type="float">
            <text:p>78945612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nter password</text:p>
          </table:table-cell>
          <table:table-cell office:value-type="float" office:value="1234567890" calcext:value-type="float">
            <text:p>123456789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ick on login button</text:p>
          </table:table-cell>
          <table:table-cell/>
          <table:table-cell office:value-type="string" calcext:value-type="string">
            <text:p>h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the cart icon on the home page</text:p>
          </table:table-cell>
          <table:table-cell/>
          <table:table-cell office:value-type="string" calcext:value-type="string">
            <text:p>my cart page should be display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crease the quantity of items </text:p>
          </table:table-cell>
          <table:table-cell/>
          <table:table-cell office:value-type="string" calcext:value-type="string">
            <text:p>appropriate price details should be display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ck on place order button</text:p>
          </table:table-cell>
          <table:table-cell/>
          <table:table-cell office:value-type="string" calcext:value-type="string">
            <text:p>review cart page is display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 the cart summary page click on proceed to payment button</text:p>
          </table:table-cell>
          <table:table-cell/>
          <table:table-cell office:value-type="string" calcext:value-type="string">
            <text:p>payment mode is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 the payment page select the payment mode, and click on plac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der button</text:p>
          </table:table-cell>
          <table:table-cell/>
          <table:table-cell office:value-type="string" calcext:value-type="string">
            <text:p>successful order mess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logout</text:p>
          </table:table-cell>
          <table:table-cell/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pen the browser enter the URL</text:p>
          </table:table-cell>
          <table:table-cell/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sign in link</text:p>
          </table:table-cell>
          <table:table-cell office:value-type="float" office:value="7894561230" calcext:value-type="float">
            <text:p>7894561230</text:p>
          </table:table-cell>
          <table:table-cell office:value-type="string" calcext:value-type="string">
            <text:p>log in form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ter mobile number</text:p>
          </table:table-cell>
          <table:table-cell office:value-type="float" office:value="1234567890" calcext:value-type="float">
            <text:p>123456789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nter passw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ick on login button</text:p>
          </table:table-cell>
          <table:table-cell/>
          <table:table-cell office:value-type="string" calcext:value-type="string">
            <text:p>h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the cart icon on the home page</text:p>
          </table:table-cell>
          <table:table-cell/>
          <table:table-cell office:value-type="string" calcext:value-type="string">
            <text:p>my cart page should be display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 the delivery pin code area click on change link</text:p>
          </table:table-cell>
          <table:table-cell/>
          <table:table-cell office:value-type="string" calcext:value-type="string">
            <text:p>pincode text field should be cleared and change link should change to check button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ter the new pin code and click on submit button</text:p>
          </table:table-cell>
          <table:table-cell/>
          <table:table-cell office:value-type="string" calcext:value-type="string">
            <text:p>appopriate message should be dispaly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ck on place order button</text:p>
          </table:table-cell>
          <table:table-cell/>
          <table:table-cell office:value-type="string" calcext:value-type="string">
            <text:p>review cart page is display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 the cart summary page click on proceed to payment button</text:p>
          </table:table-cell>
          <table:table-cell/>
          <table:table-cell office:value-type="string" calcext:value-type="string">
            <text:p>payment mode is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 the payment page select the payment mode, and click on plac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der button</text:p>
          </table:table-cell>
          <table:table-cell/>
          <table:table-cell office:value-type="string" calcext:value-type="string">
            <text:p>successful order mess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logout</text:p>
          </table:table-cell>
          <table:table-cell/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sign in link</text:p>
          </table:table-cell>
          <table:table-cell/>
          <table:table-cell office:value-type="string" calcext:value-type="string">
            <text:p>log in form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ter mobile number</text:p>
          </table:table-cell>
          <table:table-cell office:value-type="float" office:value="7894561230" calcext:value-type="float">
            <text:p>78945612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nter password</text:p>
          </table:table-cell>
          <table:table-cell office:value-type="float" office:value="1234567890" calcext:value-type="float">
            <text:p>123456789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ick on login button</text:p>
          </table:table-cell>
          <table:table-cell/>
          <table:table-cell office:value-type="string" calcext:value-type="string">
            <text:p>h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 the what areb you looking for search field enter a product nam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d click on search button</text:p>
          </table:table-cell>
          <table:table-cell/>
          <table:table-cell office:value-type="string" calcext:value-type="string">
            <text:p>product display page should display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 the product details page click on any product you would like <text:s/>to buy</text:p>
          </table:table-cell>
          <table:table-cell/>
          <table:table-cell office:value-type="string" calcext:value-type="string">
            <text:p>product detail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 the product details page scroll down and see all the revie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r, was this review helpful text , answer y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croll up the details page and click on add <text:s/>to <text:s/>cart button</text:p>
          </table:table-cell>
          <table:table-cell/>
          <table:table-cell office:value-type="string" calcext:value-type="string">
            <text:p>product added to cart mess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 out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h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sign in link</text:p>
          </table:table-cell>
          <table:table-cell/>
          <table:table-cell office:value-type="string" calcext:value-type="string">
            <text:p>log in form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ter mobile number</text:p>
          </table:table-cell>
          <table:table-cell office:value-type="float" office:value="7894561230" calcext:value-type="float">
            <text:p>78945612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nter password</text:p>
          </table:table-cell>
          <table:table-cell office:value-type="float" office:value="1234567890" calcext:value-type="float">
            <text:p>123456789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ick on login button</text:p>
          </table:table-cell>
          <table:table-cell/>
          <table:table-cell office:value-type="string" calcext:value-type="string">
            <text:p>h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roll down home page to the contact us area , click on the bulk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ders link</text:p>
          </table:table-cell>
          <table:table-cell/>
          <table:table-cell office:value-type="string" calcext:value-type="string">
            <text:p>bulk enquiry page should display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 the bulk enquery page click on the submit enquiry link</text:p>
          </table:table-cell>
          <table:table-cell/>
          <table:table-cell office:value-type="string" calcext:value-type="string">
            <text:p>bulk query page should displa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 the bulk query page provide name, mobile , email 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oduct interested in buying, product code , quantity required,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livery pincode and purpose of buying . Then click on submit button</text:p>
          </table:table-cell>
          <table:table-cell/>
          <table:table-cell office:value-type="string" calcext:value-type="string">
            <text:p>appopriate message should be dispal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logout</text:p>
          </table:table-cell>
          <table:table-cell/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sign in link</text:p>
          </table:table-cell>
          <table:table-cell/>
          <table:table-cell office:value-type="string" calcext:value-type="string">
            <text:p>log in form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ter mobile number</text:p>
          </table:table-cell>
          <table:table-cell office:value-type="float" office:value="7894561230" calcext:value-type="float">
            <text:p>78945612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nter password</text:p>
          </table:table-cell>
          <table:table-cell office:value-type="float" office:value="1234567890" calcext:value-type="float">
            <text:p>123456789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ick on login button</text:p>
          </table:table-cell>
          <table:table-cell/>
          <table:table-cell office:value-type="string" calcext:value-type="string">
            <text:p>h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roll down home page to the contact us area , click on the bulk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ders link</text:p>
          </table:table-cell>
          <table:table-cell/>
          <table:table-cell office:value-type="string" calcext:value-type="string">
            <text:p>bulk enquiry page should display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 the bulkquery page click on the request edit access link</text:p>
          </table:table-cell>
          <table:table-cell/>
          <table:table-cell office:value-type="string" calcext:value-type="string">
            <text:p>registered mail login page should display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logout</text:p>
          </table:table-cell>
          <table:table-cell/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sign in link</text:p>
          </table:table-cell>
          <table:table-cell/>
          <table:table-cell office:value-type="string" calcext:value-type="string">
            <text:p>log in form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ter mobile number</text:p>
          </table:table-cell>
          <table:table-cell office:value-type="float" office:value="7894561230" calcext:value-type="float">
            <text:p>78945612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nter password</text:p>
          </table:table-cell>
          <table:table-cell office:value-type="float" office:value="1234567890" calcext:value-type="float">
            <text:p>123456789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ick on login button</text:p>
          </table:table-cell>
          <table:table-cell/>
          <table:table-cell office:value-type="string" calcext:value-type="string">
            <text:p>h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the cart icon in the top right corner</text:p>
          </table:table-cell>
          <table:table-cell/>
          <table:table-cell office:value-type="string" calcext:value-type="string">
            <text:p>my cart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 my cart page click on remove link under product which youndo not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nt to buy</text:p>
          </table:table-cell>
          <table:table-cell/>
          <table:table-cell office:value-type="string" calcext:value-type="string">
            <text:p>remove or move o wishlist mes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 the poup click on remove link</text:p>
          </table:table-cell>
          <table:table-cell/>
          <table:table-cell office:value-type="string" calcext:value-type="string">
            <text:p>item should be removed from the car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ck on proceed to payment button</text:p>
          </table:table-cell>
          <table:table-cell/>
          <table:table-cell office:value-type="string" calcext:value-type="string">
            <text:p>payment mode is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 the payment page select the payment mode, and click on plac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der button</text:p>
          </table:table-cell>
          <table:table-cell/>
          <table:table-cell office:value-type="string" calcext:value-type="string">
            <text:p>successful order mess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logout</text:p>
          </table:table-cell>
          <table:table-cell/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pen the browser enter the URL</text:p>
          </table:table-cell>
          <table:table-cell office:value-type="string" calcext:value-type="string">
            <text:p><text:a xlink:href="http://www.shopclues.com/" xlink:type="simple">www.shopclues.com</text:a></text:p>
          </table:table-cell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sign in link</text:p>
          </table:table-cell>
          <table:table-cell/>
          <table:table-cell office:value-type="string" calcext:value-type="string">
            <text:p>log in form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ter mobile number</text:p>
          </table:table-cell>
          <table:table-cell office:value-type="float" office:value="7894561230" calcext:value-type="float">
            <text:p>78945612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nter password</text:p>
          </table:table-cell>
          <table:table-cell office:value-type="float" office:value="1234567890" calcext:value-type="float">
            <text:p>123456789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ick on login button</text:p>
          </table:table-cell>
          <table:table-cell/>
          <table:table-cell office:value-type="string" calcext:value-type="string">
            <text:p>h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the cart icon in the top right corner</text:p>
          </table:table-cell>
          <table:table-cell/>
          <table:table-cell office:value-type="string" calcext:value-type="string">
            <text:p>my cart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 my cart page click on remove link under product which you <text:s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nt to buy later</text:p>
          </table:table-cell>
          <table:table-cell/>
          <table:table-cell office:value-type="string" calcext:value-type="string">
            <text:p>remove or move o wishlist mesage should be displayed</text:p>
          </table:table-cell>
          <table:table-cell office:value-type="string" calcext:value-type="string">
            <text:p>as exp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 the popup click on move to wish list link, </text:p>
          </table:table-cell>
          <table:table-cell/>
          <table:table-cell office:value-type="string" calcext:value-type="string">
            <text:p>product should be removed from the cart an added to the wish list</text:p>
          </table:table-cell>
          <table:table-cell office:value-type="string" calcext:value-type="string">
            <text:p>as exp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lick on proceed to payment button</text:p>
          </table:table-cell>
          <table:table-cell/>
          <table:table-cell office:value-type="string" calcext:value-type="string">
            <text:p>payment mode is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 the payment page select the payment mode, and click on plac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der button</text:p>
          </table:table-cell>
          <table:table-cell/>
          <table:table-cell office:value-type="string" calcext:value-type="string">
            <text:p>successful order mess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der button</text:p>
          </table:table-cell>
          <table:table-cell/>
          <table:table-cell office:value-type="string" calcext:value-type="string">
            <text:p>welcome page should be display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ck on logout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5:50:35.792311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09:47:49.038144368</meta:creation-date>
    <dc:date>2018-03-20T17:19:37.906773893</dc:date>
    <meta:editing-duration>PT5H6M40S</meta:editing-duration>
    <meta:editing-cycles>25</meta:editing-cycles>
    <meta:generator>LibreOffice/5.1.6.2$Linux_X86_64 LibreOffice_project/10m0$Build-2</meta:generator>
    <meta:document-statistic meta:table-count="2" meta:cell-count="1057" meta:object-count="0"/>
  </office:meta>
</office:document-meta>
</file>